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pd1" office:value-type="string" calcext:value-type="string">
            <text:p>source</text:p>
          </table:table-cell>
          <table:table-cell table:style-name="pd1" office:value-type="string" calcext:value-type="string">
            <text:p>paragraph_number</text:p>
          </table:table-cell>
          <table:table-cell table:style-name="pd1" office:value-type="string" calcext:value-type="string">
            <text:p>raw_text</text:p>
          </table:table-cell>
          <table:table-cell table:style-name="pd1" office:value-type="string" calcext:value-type="string">
            <text:p>character_number</text:p>
          </table:table-cell>
          <table:table-cell table:style-name="pd1" office:value-type="string" calcext:value-type="string">
            <text:p>annotation</text:p>
          </table:table-cell>
          <table:table-cell table:style-name="pd1" office:value-type="string" calcext:value-type="string">
            <text:p>refer_to</text:p>
          </table:table-cell>
          <table:table-cell table:style-name="pd1" office:value-type="string" calcext:value-type="string">
            <text:p>concept</text:p>
          </table:table-cell>
          <table:table-cell table:style-name="pd1" office:value-type="string" calcext:value-type="string">
            <text:p>explanation</text:p>
          </table:table-cell>
          <table:table-cell table:style-name="pd1" office:value-type="string" calcext:value-type="string">
            <text:p>preferred_annotation</text:p>
          </table:table-cell>
          <table:table-cell table:style-name="pd1" office:value-type="string" calcext:value-type="string">
            <text:p>preferred_concept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那樣的機會很快就來了。在傾盆大雨驟然降臨的陽明山，在他們躲雨換濕衣的旅館，她面對了楊振家因慾火而燃燒的目光，就大膽地解開了繫在腰身的衣帶，抖落了身上的浴衣……，他毫不遲疑地迎將過來……。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陽明山</text:p>
          </table:table-cell>
          <table:table-cell office:value-type="string" calcext:value-type="string">
            <text:p>臺灣</text:p>
          </table:table-cell>
          <table:table-cell office:value-type="string" calcext:value-type="string">
            <text:p>陽明山是臺灣臺北市郊區的一座山脈和國家公園，是臺灣的知名地標。</text:p>
          </table:table-cell>
          <table:table-cell office:value-type="string" calcext:value-type="string">
            <text:p>陽明山</text:p>
          </table:table-cell>
          <table:table-cell office:value-type="string" calcext:value-type="string">
            <text:p>臺灣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A城</text:p>
          </table:table-cell>
          <table:table-cell office:value-type="string" calcext:value-type="string">
            <text:p>美國</text:p>
          </table:table-cell>
          <table:table-cell office:value-type="string" calcext:value-type="string">
            <text:p>根據後文提及的「在美國打官司」，判斷此A城位於美國。</text:p>
          </table:table-cell>
          <table:table-cell office:value-type="string" calcext:value-type="string">
            <text:p>A城</text:p>
          </table:table-cell>
          <table:table-cell office:value-type="string" calcext:value-type="string">
            <text:p>美國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宅，那深院廣庭雖稀地說明了周天計不平凡的背景——他一定是顯赫家族的後嗣，因為看周天計的年齡，不可能已在外鄉有了可觀的成就！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外鄉</text:p>
          </table:table-cell>
          <table:table-cell office:value-type="string" calcext:value-type="string">
            <text:p>外地</text:p>
          </table:table-cell>
          <table:table-cell office:value-type="string" calcext:value-type="string">
            <text:p>未明確指出</text:p>
          </table:table-cell>
          <table:table-cell office:value-type="string" calcext:value-type="string">
            <text:p>此為描述性詞語，泛指家鄉以外的地方，未明確指出特定區域或國家。</text:p>
          </table:table-cell>
          <table:table-cell office:value-type="string" calcext:value-type="string">
            <text:p>外地</text:p>
          </table:table-cell>
          <table:table-cell office:value-type="string" calcext:value-type="string">
            <text:p>未明確指出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在臺灣的商界學會了搞「關係」的楊振家，總是像雨水隨著地勢和引力流動一般，本能地追逐著「勢利」的重心，這一下不又給他碰對了嗎？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臺灣</text:p>
          </table:table-cell>
          <table:table-cell office:value-type="string" calcext:value-type="string">
            <text:p>原文直接提及的國家名稱。</text:p>
          </table:table-cell>
          <table:table-cell table:number-columns-repeated="2" office:value-type="string" calcext:value-type="string">
            <text:p>臺灣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高級住宅區</text:p>
          </table:table-cell>
          <table:table-cell office:value-type="string" calcext:value-type="string">
            <text:p>不詳</text:p>
          </table:table-cell>
          <table:table-cell office:value-type="string" calcext:value-type="string">
            <text:p>內文未提及具體國家或區域，判斷為泛指的住宅區域。</text:p>
          </table:table-cell>
          <table:table-cell office:value-type="string" calcext:value-type="string">
            <text:p>高級住宅區</text:p>
          </table:table-cell>
          <table:table-cell office:value-type="string" calcext:value-type="string">
            <text:p>不詳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城</text:p>
          </table:table-cell>
          <table:table-cell office:value-type="string" calcext:value-type="string">
            <text:p>美國</text:p>
          </table:table-cell>
          <table:table-cell office:value-type="string" calcext:value-type="string">
            <text:p>根據後文提及的「在美國打官司」，判斷此A城位於美國。</text:p>
          </table:table-cell>
          <table:table-cell office:value-type="string" calcext:value-type="string">
            <text:p>A城</text:p>
          </table:table-cell>
          <table:table-cell office:value-type="string" calcext:value-type="string">
            <text:p>美國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美國</text:p>
          </table:table-cell>
          <table:table-cell office:value-type="string" calcext:value-type="string">
            <text:p>原文直接提及的國家名稱。</text:p>
          </table:table-cell>
          <table:table-cell table:number-columns-repeated="2" office:value-type="string" calcext:value-type="string">
            <text:p>美國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台灣</text:p>
          </table:table-cell>
          <table:table-cell table:number-columns-repeated="2" office:value-type="string" calcext:value-type="string">
            <text:p>臺灣</text:p>
          </table:table-cell>
          <table:table-cell office:value-type="string" calcext:value-type="string">
            <text:p>原文直接提及的國家名稱。</text:p>
          </table:table-cell>
          <table:table-cell table:number-columns-repeated="2" office:value-type="string" calcext:value-type="string">
            <text:p>臺灣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「把酷刑加在返台省親的學人身上，致死以後還要污蔑成『畏罪自殺』，這實在是太過分了！」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返台</text:p>
          </table:table-cell>
          <table:table-cell table:number-columns-repeated="2" office:value-type="string" calcext:value-type="string">
            <text:p>臺灣</text:p>
          </table:table-cell>
          <table:table-cell office:value-type="string" calcext:value-type="string">
            <text:p>「返台」意指回到臺灣，所以國家為臺灣。</text:p>
          </table:table-cell>
          <table:table-cell table:number-columns-repeated="2" office:value-type="string" calcext:value-type="string">
            <text:p>臺灣</text:p>
          </table:table-cell>
        </table:table-row>
        <table:table-row table:style-name="ro3">
          <table:table-cell office:value-type="string" calcext:value-type="string">
            <text:p>21a. 尾聲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「這次各地鄉鄰都很關心，不少地區的人都趕去參加匹茲堡（陳文成生前的居住地）在七月十八日為陳文成舉行的追悼會和示威遊行。陳文成任教的卡內基美隆大學的校長Dr.<text:line-break/> <text:s text:c="3"/>Richard Cyert, 也公開要求台灣當局公佈事件的真相，同時還呼籲美國國會關心台灣的人權問題。」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各地</text:p>
          </table:table-cell>
          <table:table-cell office:value-type="string" calcext:value-type="string">
            <text:p>未知</text:p>
          </table:table-cell>
          <table:table-cell office:value-type="string" calcext:value-type="string">
            <text:p>表示各個地方，但無特定國家。</text:p>
          </table:table-cell>
          <table:table-cell office:value-type="string" calcext:value-type="string">
            <text:p>各地</text:p>
          </table:table-cell>
          <table:table-cell office:value-type="string" calcext:value-type="string">
            <text:p>未知</text:p>
          </table:table-cell>
        </table:table-row>
        <table:table-row table:style-name="ro3">
          <table:table-cell office:value-type="string" calcext:value-type="string">
            <text:p>21a. 尾聲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「這次各地鄉鄰都很關心，不少地區的人都趕去參加匹茲堡（陳文成生前的居住地）在七月十八日為陳文成舉行的追悼會和示威遊行。陳文成任教的卡內基美隆大學的校長Dr.<text:line-break/> <text:s text:c="3"/>Richard Cyert, 也公開要求台灣當局公佈事件的真相，同時還呼籲美國國會關心台灣的人權問題。」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匹茲堡</text:p>
          </table:table-cell>
          <table:table-cell office:value-type="string" calcext:value-type="string">
            <text:p>美國</text:p>
          </table:table-cell>
          <table:table-cell office:value-type="string" calcext:value-type="string">
            <text:p>匹茲堡為美國城市。</text:p>
          </table:table-cell>
          <table:table-cell office:value-type="string" calcext:value-type="string">
            <text:p>匹茲堡</text:p>
          </table:table-cell>
          <table:table-cell office:value-type="string" calcext:value-type="string">
            <text:p>美國</text:p>
          </table:table-cell>
        </table:table-row>
        <table:table-row table:style-name="ro3">
          <table:table-cell office:value-type="string" calcext:value-type="string">
            <text:p>21a. 尾聲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「這次各地鄉鄰都很關心，不少地區的人都趕去參加匹茲堡（陳文成生前的居住地）在七月十八日為陳文成舉行的追悼會和示威遊行。陳文成任教的卡內基美隆大學的校長Dr.<text:line-break/> <text:s text:c="3"/>Richard Cyert, 也公開要求台灣當局公佈事件的真相，同時還呼籲美國國會關心台灣的人權問題。」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陳文成生前的居住地</text:p>
          </table:table-cell>
          <table:table-cell office:value-type="string" calcext:value-type="string">
            <text:p>匹茲堡</text:p>
          </table:table-cell>
          <table:table-cell office:value-type="string" calcext:value-type="string">
            <text:p>美國</text:p>
          </table:table-cell>
          <table:table-cell office:value-type="string" calcext:value-type="string">
            <text:p>描述了陳文成在美國的居住地。</text:p>
          </table:table-cell>
          <table:table-cell office:value-type="string" calcext:value-type="string">
            <text:p>匹茲堡</text:p>
          </table:table-cell>
          <table:table-cell office:value-type="string" calcext:value-type="string">
            <text:p>美國</text:p>
          </table:table-cell>
        </table:table-row>
        <table:table-row table:style-name="ro3">
          <table:table-cell office:value-type="string" calcext:value-type="string">
            <text:p>21a. 尾聲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「這次各地鄉鄰都很關心，不少地區的人都趕去參加匹茲堡（陳文成生前的居住地）在七月十八日為陳文成舉行的追悼會和示威遊行。陳文成任教的卡內基美隆大學的校長Dr.<text:line-break/> <text:s text:c="3"/>Richard Cyert, 也公開要求台灣當局公佈事件的真相，同時還呼籲美國國會關心台灣的人權問題。」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卡內基美隆大學</text:p>
          </table:table-cell>
          <table:table-cell office:value-type="string" calcext:value-type="string">
            <text:p>美國</text:p>
          </table:table-cell>
          <table:table-cell office:value-type="string" calcext:value-type="string">
            <text:p>卡內基美隆大學位於美國。</text:p>
          </table:table-cell>
          <table:table-cell office:value-type="string" calcext:value-type="string">
            <text:p>卡內基美隆大學</text:p>
          </table:table-cell>
          <table:table-cell office:value-type="string" calcext:value-type="string">
            <text:p>美國</text:p>
          </table:table-cell>
        </table:table-row>
        <table:table-row table:style-name="ro3">
          <table:table-cell office:value-type="string" calcext:value-type="string">
            <text:p>21a. 尾聲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「這次各地鄉鄰都很關心，不少地區的人都趕去參加匹茲堡（陳文成生前的居住地）在七月十八日為陳文成舉行的追悼會和示威遊行。陳文成任教的卡內基美隆大學的校長Dr.<text:line-break/> <text:s text:c="3"/>Richard Cyert, 也公開要求台灣當局公佈事件的真相，同時還呼籲美國國會關心台灣的人權問題。」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string" calcext:value-type="string">
            <text:p>台灣</text:p>
          </table:table-cell>
          <table:table-cell office:value-type="string" calcext:value-type="string">
            <text:p>指涉台灣地區。</text:p>
          </table:table-cell>
          <table:table-cell table:number-columns-repeated="2" office:value-type="string" calcext:value-type="string">
            <text:p>台灣</text:p>
          </table:table-cell>
        </table:table-row>
        <table:table-row table:style-name="ro3">
          <table:table-cell office:value-type="string" calcext:value-type="string">
            <text:p>21a. 尾聲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「這次各地鄉鄰都很關心，不少地區的人都趕去參加匹茲堡（陳文成生前的居住地）在七月十八日為陳文成舉行的追悼會和示威遊行。陳文成任教的卡內基美隆大學的校長Dr.<text:line-break/> <text:s text:c="3"/>Richard Cyert, 也公開要求台灣當局公佈事件的真相，同時還呼籲美國國會關心台灣的人權問題。」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美國</text:p>
          </table:table-cell>
          <table:table-cell office:value-type="string" calcext:value-type="string">
            <text:p>指涉美國國家。</text:p>
          </table:table-cell>
          <table:table-cell table:number-columns-repeated="2" office:value-type="string" calcext:value-type="string">
            <text:p>美國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「我們這兒也舉行吧！要抗議暴行，非聲勢浩大不可。我們絕不能讓陳文成死得不明不白！」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我們這兒</text:p>
          </table:table-cell>
          <table:table-cell office:value-type="string" calcext:value-type="string">
            <text:p>當地</text:p>
          </table:table-cell>
          <table:table-cell office:value-type="string" calcext:value-type="string">
            <text:p>未知</text:p>
          </table:table-cell>
          <table:table-cell office:value-type="string" calcext:value-type="string">
            <text:p>指說話者所在的當地，無特定國家。</text:p>
          </table:table-cell>
          <table:table-cell office:value-type="string" calcext:value-type="string">
            <text:p>當地</text:p>
          </table:table-cell>
          <table:table-cell office:value-type="string" calcext:value-type="string">
            <text:p>未知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義雄和張哲彥的話題一轉，決定在Ａ城為陳文成舉行追悼會和示威遊行。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Ａ城</text:p>
          </table:table-cell>
          <table:table-cell office:value-type="string" calcext:value-type="string">
            <text:p>A城</text:p>
          </table:table-cell>
          <table:table-cell office:value-type="string" calcext:value-type="string">
            <text:p>美國</text:p>
          </table:table-cell>
          <table:table-cell office:value-type="string" calcext:value-type="string">
            <text:p>內文提到城市代號，與前文匹茲堡、卡內基美隆大學等提及地點皆位於美國，故推測地點位於美國。</text:p>
          </table:table-cell>
          <table:table-cell office:value-type="string" calcext:value-type="string">
            <text:p>A城</text:p>
          </table:table-cell>
          <table:table-cell office:value-type="string" calcext:value-type="string">
            <text:p>美國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「奇怪！怎麼都寄到這兒來了？」玉霞感到不解。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這兒</text:p>
          </table:table-cell>
          <table:table-cell office:value-type="string" calcext:value-type="string">
            <text:p>當地</text:p>
          </table:table-cell>
          <table:table-cell office:value-type="string" calcext:value-type="string">
            <text:p>未知</text:p>
          </table:table-cell>
          <table:table-cell office:value-type="string" calcext:value-type="string">
            <text:p>指信件寄到的地點，無特定國家。</text:p>
          </table:table-cell>
          <table:table-cell office:value-type="string" calcext:value-type="string">
            <text:p>當地</text:p>
          </table:table-cell>
          <table:table-cell office:value-type="string" calcext:value-type="string">
            <text:p>未知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「轉寄到店裡去！若還有麻煩，再通知我們的律師。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店裡</text:p>
          </table:table-cell>
          <table:table-cell office:value-type="string" calcext:value-type="string">
            <text:p>商店</text:p>
          </table:table-cell>
          <table:table-cell office:value-type="string" calcext:value-type="string">
            <text:p>未知</text:p>
          </table:table-cell>
          <table:table-cell office:value-type="string" calcext:value-type="string">
            <text:p>指信件應轉寄的商店地點，無特定國家。</text:p>
          </table:table-cell>
          <table:table-cell office:value-type="string" calcext:value-type="string">
            <text:p>商店</text:p>
          </table:table-cell>
          <table:table-cell office:value-type="string" calcext:value-type="string">
            <text:p>未知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8-24T14:55:08.657298905</dc:date>
    <meta:editing-duration>PT2S</meta:editing-duration>
    <meta:editing-cycles>1</meta:editing-cycles>
    <meta:document-statistic meta:table-count="1" meta:cell-count="200" meta:object-count="0"/>
  </office:meta>
</office:document-meta>
</file>